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BD000000FC0FE4D450D879D06B3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18cm, 2.571cm, 58.266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2.6cm" svg:height="9.898cm" svg:x="0.9cm" svg:y="0.501cm">
          <draw:image xlink:href="Pictures/1000000000000BD000000FC0FE4D450D879D06B3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9-25T18:12:22.287790753</dc:date>
    <meta:editing-duration>PT2M21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